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、その3人がお金を出し合って、自販機で
売ってるジュースを全種類買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ー！　その話知ってる知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全部混ぜてインスタントコーヒーの粉も
入れたん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そ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最後に電子レンジで温めたら、なぞの
ゲル状のモノが沈澱してるの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も見たーっ！！　すごいにおいだ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っけ名前！　何か叫んでた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何だっけー！？　なんか竹内くんが命名
してたや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っけな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・・・メソポタミア汁じゃなかったでし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だ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・・・ほんとに元気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！？　にゃんこだっていつも一緒に
わいわいお話ししてるじゃんか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言うかにゃんこ、こっちの世界に来てから
ヘンにクールキャラを装っ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べ・・・別にそんなことない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つもはもっと騒いでる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こう騒いでるよー！　騒いでるって
言うか、もっとノリがいい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行った時とか、プリチュア歌っちゃう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っ！！　ああああああれはあんたが
無理やり歌わせたんでし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？　にゃんこが真っ先に入れてた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すく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ちゃ～ん、察してあげなきゃダメ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ちゃんはね、ある人物の前では
カッコつけたくなっちゃうお年頃なんだから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誰？　何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ーーーーーい！　この話はおしま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みんなで船の中探検しない！？
するでしょ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急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ちょうど退屈していた所だ。
少し出歩くのも悪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乗客に話を聞けば、東部について
何か有益な情報を得られ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あたしも動きたくてうずうずしてた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決まり！　部屋の外へレッツゴ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行こっ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Mm.</text:p>
          </table:table-cell>
          <table:table-cell table:number-columns-repeated="1020"/>
        </table:table-row>
        <table:table-row>
          <table:table-cell table:style-name="ce0" office:value-type="string">
            <text:p>ゆ・・・幽霊船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通り過ぎた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いや！　べつにあれが幽霊船と
決まったわけじゃ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の・・・え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か船かもしれないし・・・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なんだかすごくボロボロの船みたい
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もギリギリ見ることができた。　かなり
傷んだ古い船だ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すぐこちらへ向かってい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てよぉーっ！　ほんとに怖いんだから
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っ！！　な、なに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がこの船にぶつかってきた音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でかい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・・・何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考えたくは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様子を見に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一大事だ。　隠れていても意味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！！　お、置いてかないで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の気配が無い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隠れてるだけ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部屋を確認してくる。　ここで待っていてく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気を付けて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でした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も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室も、食堂も、荷物置き場に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たち以外の人間が、すべて消え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そ・・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・・・やだよぉ！　怖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やはり、船内に留まっていても
危険に変わりはないと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甲板へ出よう。　何が起こっているのか
確認しなけれ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戻れたわ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ったぁ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、助かったよ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脱出に成功した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の船も無事のようだが、一応乗客たちの
安全を確認しに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